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4-08-28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4-06-14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4-04-1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4-02-27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3-12-0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3-10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3-08-29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3-06-1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3-05-0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3-02-2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2-12-1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2-10-1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2-09-2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2-08-08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2-06-2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2-04-29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2-02-1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12-08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10-20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9-02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9-01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8-19 1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8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8-04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8-03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6-1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4-0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1-02-0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0-10-08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0-06-23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0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0-04-08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20-02-07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9-12-1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9-10-02 1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9-08-22 1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9-06-28 1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9-05-02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9-05-01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9-02-11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8-12-1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8-10-26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8-08-22 1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8-06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8-04-1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8-02-23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7-12-05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7-08-2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7-06-2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7-04-27 1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7-02-2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6-12-1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6-10-31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6-08-2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6-03-24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6-01-2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12-1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11-1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9-16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8-13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7-08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5-1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4-02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3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2-0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5-01-06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4-12-17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4-11-1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4-10-2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4-08-06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4-06-11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4-04-30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4-03-1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3-12-10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3-10-25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3-08-2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3-06-2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3-04-2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3-01-29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12-10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11-1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10-15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9-1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8-21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7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6-1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5-21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4-18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3-2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2-02-1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12-2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10-1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09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08-1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06-1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05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04-2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03-31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1-02-15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12-28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10-19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08-2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06-30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05-26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04-29 1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03-2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02-2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10-01-26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12-10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11-2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09-25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08-3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07-28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04-15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03-10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02-10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9-01-2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12-17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10-2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09-1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07-17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05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04-17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03-1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02-07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8-01-09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11-0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9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7-0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6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5-09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4-10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3-19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2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7-01-11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12-12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11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10-04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9-11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8-16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7-19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6-22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5-0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4-2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3-0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2006-02-27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1989-10-25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1989-09-2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1989-04-24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1989-03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1989-01-1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057066311300</text:p>
          </table:table-cell>
          <table:table-cell office:value-type="string" calcext:value-type="string">
            <text:p>1988-09-1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06" meta:object-count="0"/>
    <meta:user-defined meta:name="AppVersion">3.0</meta:user-defined>
  </office:meta>
</office:document-meta>
</file>